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7" style:family="table-cell" style:parent-style-name="Default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138in solid #000000" style:rotation-align="none"/>
    </style:style>
    <style:style style:name="ce9" style:family="table-cell" style:parent-style-name="Default" style:data-style-name="N132"/>
    <style:style style:name="ce10" style:family="table-cell" style:parent-style-name="Default" style:data-style-name="N133">
      <style:table-cell-properties style:diagonal-bl-tr="none" style:diagonal-tl-br="none" fo:border="0.0138in solid #000000" style:rotation-align="none"/>
    </style:style>
    <style:style style:name="ce1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3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5f_BuiltIn_5f_Percen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Percen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123">
      <style:table-cell-properties style:diagonal-bl-tr="none" style:diagonal-tl-br="none" fo:border="0.0138in solid #000000" style:rotation-align="none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ce8"/>
        <table:table-column table:style-name="co1" table:number-columns-repeated="2" table:default-cell-style-name="ce11"/>
        <table:table-column table:style-name="co1" table:default-cell-style-name="ce14"/>
        <table:table-column table:style-name="co1" table:default-cell-style-name="ce11"/>
        <table:table-column table:style-name="co1" table:default-cell-style-name="ce14"/>
        <table:table-column table:style-name="co1" table:default-cell-style-name="ce17"/>
        <table:table-column table:style-name="co1" table:default-cell-style-name="ce14"/>
        <table:table-row table:style-name="ro1">
          <table:table-cell table:style-name="ce1" office:value-type="string">
            <text:p>Financial Report</text:p>
          </table:table-cell>
          <table:table-cell table:style-name="Default" table:number-columns-repeated="10"/>
        </table:table-row>
        <table:table-row table:style-name="ro1">
          <table:table-cell table:style-name="ce2" office:value-type="string">
            <text:p>Report Name: Summary Profitability Report by Job No</text:p>
          </table:table-cell>
          <table:table-cell table:style-name="ce5" table:number-columns-repeated="10"/>
        </table:table-row>
        <table:table-row table:style-name="ro2">
          <table:table-cell table:style-name="ce3"/>
          <table:table-cell table:style-name="ce5" table:number-columns-repeated="10"/>
        </table:table-row>
        <table:table-row table:style-name="ro2">
          <table:table-cell table:style-name="ce4" office:value-type="string">
            <text:p>From</text:p>
          </table:table-cell>
          <table:table-cell table:style-name="ce9" office:value-type="float" office:value="40725">
            <text:p>01-Jul-11</text:p>
          </table:table-cell>
          <table:table-cell table:style-name="ce4" office:value-type="string">
            <text:p>To</text:p>
          </table:table-cell>
          <table:table-cell table:style-name="ce9" office:value-type="float" office:value="40756">
            <text:p>01-Aug-11</text:p>
          </table:table-cell>
          <table:table-cell table:style-name="ce5" table:number-columns-repeated="2"/>
          <table:table-cell table:style-name="ce4" office:value-type="string">
            <text:p>Status</text:p>
          </table:table-cell>
          <table:table-cell table:style-name="ce5" office:value-type="string">
            <text:p>Active or Delivered or Both</text:p>
          </table:table-cell>
          <table:table-cell table:style-name="ce5" table:number-columns-repeated="3"/>
        </table:table-row>
        <table:table-row table:style-name="ro2">
          <table:table-cell table:style-name="ce5"/>
          <table:table-cell table:style-name="Default"/>
          <table:table-cell table:style-name="ce5" table:number-columns-repeated="9"/>
        </table:table-row>
        <table:table-row table:style-name="ro2">
          <table:table-cell table:style-name="ce6"/>
          <table:table-cell table:style-name="ce5" table:number-columns-repeated="9"/>
          <table:table-cell table:style-name="Default"/>
        </table:table-row>
        <table:table-row table:style-name="ro3">
          <table:table-cell table:style-name="ce7" office:value-type="string">
            <text:p>S/N</text:p>
          </table:table-cell>
          <table:table-cell table:style-name="ce7" office:value-type="string">
            <text:p>Date Ordered</text:p>
          </table:table-cell>
          <table:table-cell table:style-name="ce7" office:value-type="string">
            <text:p>Job Number</text:p>
          </table:table-cell>
          <table:table-cell table:style-name="ce7" office:value-type="string">
            <text:p>Customer Name</text:p>
          </table:table-cell>
          <table:table-cell table:style-name="ce7" office:value-type="string">
            <text:p>Revenue</text:p>
          </table:table-cell>
          <table:table-cell table:style-name="ce7" office:value-type="string">
            <text:p>Material Cost</text:p>
          </table:table-cell>
          <table:table-cell table:style-name="ce13" office:value-type="string">
            <text:p>% of Revenue</text:p>
          </table:table-cell>
          <table:table-cell table:style-name="ce7" office:value-type="string">
            <text:p>Labour Cost</text:p>
          </table:table-cell>
          <table:table-cell table:style-name="ce13" office:value-type="string">
            <text:p>% of Revenue</text:p>
          </table:table-cell>
          <table:table-cell table:style-name="ce7" office:value-type="string">
            <text:p>Profit</text:p>
          </table:table-cell>
          <table:table-cell table:style-name="ce7" office:value-type="string">
            <text:p>Profit Margi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736">
            <text:p>12-Jul-11</text:p>
          </table:table-cell>
          <table:table-cell office:value-type="string">
            <text:p>0534/07/11</text:p>
          </table:table-cell>
          <table:table-cell office:value-type="string">
            <text:p>XXX</text:p>
          </table:table-cell>
          <table:table-cell office:value-type="float" office:value="100000">
            <text:p><text:s/>$100,000.00 </text:p>
          </table:table-cell>
          <table:table-cell office:value-type="float" office:value="50000">
            <text:p><text:s/>$50,000.00 </text:p>
          </table:table-cell>
          <table:table-cell table:formula="of:=[.F8]/[.E8]" office:value-type="percentage" office:value="0.5">
            <text:p>50.0%</text:p>
          </table:table-cell>
          <table:table-cell office:value-type="float" office:value="35000">
            <text:p><text:s/>$35,000.00 </text:p>
          </table:table-cell>
          <table:table-cell table:formula="of:=[.H8]/[.E8]" office:value-type="percentage" office:value="0.35">
            <text:p>35.0%</text:p>
          </table:table-cell>
          <table:table-cell table:formula="of:=[.E8]-[.F8]-[.H8]" office:value-type="float" office:value="15000">
            <text:p><text:s/>$15,000.00 </text:p>
          </table:table-cell>
          <table:table-cell table:formula="of:=[.J8]/[.E8]" office:value-type="percentage" office:value="0.15">
            <text:p>15.0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742">
            <text:p>18-Jul-11</text:p>
          </table:table-cell>
          <table:table-cell office:value-type="string">
            <text:p>0576/07/11</text:p>
          </table:table-cell>
          <table:table-cell office:value-type="string">
            <text:p>XXX</text:p>
          </table:table-cell>
          <table:table-cell office:value-type="float" office:value="120000">
            <text:p><text:s/>$120,000.00 </text:p>
          </table:table-cell>
          <table:table-cell office:value-type="float" office:value="80000">
            <text:p><text:s/>$80,000.00 </text:p>
          </table:table-cell>
          <table:table-cell table:formula="of:=[.F9]/[.E9]" office:value-type="percentage" office:value="0.666666666666667">
            <text:p>66.7%</text:p>
          </table:table-cell>
          <table:table-cell office:value-type="float" office:value="20000">
            <text:p><text:s/>$20,000.00 </text:p>
          </table:table-cell>
          <table:table-cell table:formula="of:=[.H9]/[.E9]" office:value-type="percentage" office:value="0.166666666666667">
            <text:p>16.7%</text:p>
          </table:table-cell>
          <table:table-cell table:formula="of:=[.E9]-[.F9]-[.H9]" office:value-type="float" office:value="20000">
            <text:p><text:s/>$20,000.00 </text:p>
          </table:table-cell>
          <table:table-cell table:formula="of:=[.J9]/[.E9]" office:value-type="percentage" office:value="0.166666666666667">
            <text:p>16.7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749">
            <text:p>25-Jul-11</text:p>
          </table:table-cell>
          <table:table-cell office:value-type="string">
            <text:p>0611/07/11</text:p>
          </table:table-cell>
          <table:table-cell office:value-type="string">
            <text:p>XXX</text:p>
          </table:table-cell>
          <table:table-cell office:value-type="float" office:value="30000">
            <text:p><text:s/>$30,000.00 </text:p>
          </table:table-cell>
          <table:table-cell office:value-type="float" office:value="10000">
            <text:p><text:s/>$10,000.00 </text:p>
          </table:table-cell>
          <table:table-cell table:formula="of:=[.F10]/[.E10]" office:value-type="percentage" office:value="0.333333333333333">
            <text:p>33.3%</text:p>
          </table:table-cell>
          <table:table-cell office:value-type="float" office:value="15000">
            <text:p><text:s/>$15,000.00 </text:p>
          </table:table-cell>
          <table:table-cell table:formula="of:=[.H10]/[.E10]" office:value-type="percentage" office:value="0.5">
            <text:p>50.0%</text:p>
          </table:table-cell>
          <table:table-cell table:formula="of:=[.E10]-[.F10]-[.H10]" office:value-type="float" office:value="5000">
            <text:p><text:s/>$5,000.00 </text:p>
          </table:table-cell>
          <table:table-cell table:formula="of:=[.J10]/[.E10]" office:value-type="percentage" office:value="0.166666666666667">
            <text:p>16.7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749">
            <text:p>25-Jul-11</text:p>
          </table:table-cell>
          <table:table-cell office:value-type="string">
            <text:p>0613/07/11</text:p>
          </table:table-cell>
          <table:table-cell office:value-type="string">
            <text:p>XXX</text:p>
          </table:table-cell>
          <table:table-cell office:value-type="float" office:value="50000">
            <text:p><text:s/>$50,000.00 </text:p>
          </table:table-cell>
          <table:table-cell office:value-type="float" office:value="35000">
            <text:p><text:s/>$35,000.00 </text:p>
          </table:table-cell>
          <table:table-cell table:formula="of:=[.F11]/[.E11]" office:value-type="percentage" office:value="0.7">
            <text:p>70.0%</text:p>
          </table:table-cell>
          <table:table-cell office:value-type="float" office:value="30000">
            <text:p><text:s/>$30,000.00 </text:p>
          </table:table-cell>
          <table:table-cell table:formula="of:=[.H11]/[.E11]" office:value-type="percentage" office:value="0.6">
            <text:p>60.0%</text:p>
          </table:table-cell>
          <table:table-cell table:formula="of:=[.E11]-[.F11]-[.H11]" office:value-type="float" office:value="-15000">
            <text:p><text:s/>$(15,000.00)</text:p>
          </table:table-cell>
          <table:table-cell table:formula="of:=[.J11]/[.E11]" office:value-type="percentage" office:value="-0.3">
            <text:p>-30.0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737">
            <text:p>13-Jul-11</text:p>
          </table:table-cell>
          <table:table-cell office:value-type="string">
            <text:p>0535/07/11</text:p>
          </table:table-cell>
          <table:table-cell office:value-type="string">
            <text:p>YYY</text:p>
          </table:table-cell>
          <table:table-cell office:value-type="float" office:value="78000">
            <text:p><text:s/>$78,000.00 </text:p>
          </table:table-cell>
          <table:table-cell office:value-type="float" office:value="20000">
            <text:p><text:s/>$20,000.00 </text:p>
          </table:table-cell>
          <table:table-cell table:formula="of:=[.F12]/[.E12]" office:value-type="percentage" office:value="0.256410256410256">
            <text:p>25.6%</text:p>
          </table:table-cell>
          <table:table-cell office:value-type="float" office:value="20000">
            <text:p><text:s/>$20,000.00 </text:p>
          </table:table-cell>
          <table:table-cell table:formula="of:=[.H12]/[.E12]" office:value-type="percentage" office:value="0.256410256410256">
            <text:p>25.6%</text:p>
          </table:table-cell>
          <table:table-cell table:formula="of:=[.E12]-[.F12]-[.H12]" office:value-type="float" office:value="38000">
            <text:p><text:s/>$38,000.00 </text:p>
          </table:table-cell>
          <table:table-cell table:formula="of:=[.J12]/[.E12]" office:value-type="percentage" office:value="0.487179487179487">
            <text:p>48.7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743">
            <text:p>19-Jul-11</text:p>
          </table:table-cell>
          <table:table-cell office:value-type="string">
            <text:p>0581/07/11</text:p>
          </table:table-cell>
          <table:table-cell office:value-type="string">
            <text:p>YYY</text:p>
          </table:table-cell>
          <table:table-cell office:value-type="float" office:value="20000">
            <text:p><text:s/>$20,000.00 </text:p>
          </table:table-cell>
          <table:table-cell office:value-type="float" office:value="5000">
            <text:p><text:s/>$5,000.00 </text:p>
          </table:table-cell>
          <table:table-cell table:formula="of:=[.F13]/[.E13]" office:value-type="percentage" office:value="0.25">
            <text:p>25.0%</text:p>
          </table:table-cell>
          <table:table-cell office:value-type="float" office:value="20000">
            <text:p><text:s/>$20,000.00 </text:p>
          </table:table-cell>
          <table:table-cell table:formula="of:=[.H13]/[.E13]" office:value-type="percentage" office:value="1">
            <text:p>100.0%</text:p>
          </table:table-cell>
          <table:table-cell table:formula="of:=[.E13]-[.F13]-[.H13]" office:value-type="float" office:value="-5000">
            <text:p><text:s/>$(5,000.00)</text:p>
          </table:table-cell>
          <table:table-cell table:formula="of:=[.J13]/[.E13]" office:value-type="percentage" office:value="-0.25">
            <text:p>-25.0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744">
            <text:p>20-Jul-11</text:p>
          </table:table-cell>
          <table:table-cell office:value-type="string">
            <text:p>0582/07/11</text:p>
          </table:table-cell>
          <table:table-cell office:value-type="string">
            <text:p>YYY</text:p>
          </table:table-cell>
          <table:table-cell office:value-type="float" office:value="40000">
            <text:p><text:s/>$40,000.00 </text:p>
          </table:table-cell>
          <table:table-cell office:value-type="float" office:value="15000">
            <text:p><text:s/>$15,000.00 </text:p>
          </table:table-cell>
          <table:table-cell table:formula="of:=[.F14]/[.E14]" office:value-type="percentage" office:value="0.375">
            <text:p>37.5%</text:p>
          </table:table-cell>
          <table:table-cell office:value-type="float" office:value="12000">
            <text:p><text:s/>$12,000.00 </text:p>
          </table:table-cell>
          <table:table-cell table:formula="of:=[.H14]/[.E14]" office:value-type="percentage" office:value="0.3">
            <text:p>30.0%</text:p>
          </table:table-cell>
          <table:table-cell table:formula="of:=[.E14]-[.F14]-[.H14]" office:value-type="float" office:value="13000">
            <text:p><text:s/>$13,000.00 </text:p>
          </table:table-cell>
          <table:table-cell table:formula="of:=[.J14]/[.E14]" office:value-type="percentage" office:value="0.325">
            <text:p>32.5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746">
            <text:p>22-Jul-11</text:p>
          </table:table-cell>
          <table:table-cell office:value-type="string">
            <text:p>0589/07/11</text:p>
          </table:table-cell>
          <table:table-cell office:value-type="string">
            <text:p>YYY</text:p>
          </table:table-cell>
          <table:table-cell office:value-type="float" office:value="10000">
            <text:p><text:s/>$10,000.00 </text:p>
          </table:table-cell>
          <table:table-cell office:value-type="float" office:value="5000">
            <text:p><text:s/>$5,000.00 </text:p>
          </table:table-cell>
          <table:table-cell table:formula="of:=[.F15]/[.E15]" office:value-type="percentage" office:value="0.5">
            <text:p>50.0%</text:p>
          </table:table-cell>
          <table:table-cell office:value-type="float" office:value="3000">
            <text:p><text:s/>$3,000.00 </text:p>
          </table:table-cell>
          <table:table-cell table:formula="of:=[.H15]/[.E15]" office:value-type="percentage" office:value="0.3">
            <text:p>30.0%</text:p>
          </table:table-cell>
          <table:table-cell table:formula="of:=[.E15]-[.F15]-[.H15]" office:value-type="float" office:value="2000">
            <text:p><text:s/>$2,000.00 </text:p>
          </table:table-cell>
          <table:table-cell table:formula="of:=[.J15]/[.E15]" office:value-type="percentage" office:value="0.2">
            <text:p>20.0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749">
            <text:p>25-Jul-11</text:p>
          </table:table-cell>
          <table:table-cell office:value-type="string">
            <text:p>0612/07/11</text:p>
          </table:table-cell>
          <table:table-cell office:value-type="string">
            <text:p>YYY</text:p>
          </table:table-cell>
          <table:table-cell office:value-type="float" office:value="100000">
            <text:p><text:s/>$100,000.00 </text:p>
          </table:table-cell>
          <table:table-cell office:value-type="float" office:value="40000">
            <text:p><text:s/>$40,000.00 </text:p>
          </table:table-cell>
          <table:table-cell table:formula="of:=[.F16]/[.E16]" office:value-type="percentage" office:value="0.4">
            <text:p>40.0%</text:p>
          </table:table-cell>
          <table:table-cell office:value-type="float" office:value="55000">
            <text:p><text:s/>$55,000.00 </text:p>
          </table:table-cell>
          <table:table-cell table:formula="of:=[.H16]/[.E16]" office:value-type="percentage" office:value="0.55">
            <text:p>55.0%</text:p>
          </table:table-cell>
          <table:table-cell table:formula="of:=[.E16]-[.F16]-[.H16]" office:value-type="float" office:value="5000">
            <text:p><text:s/>$5,000.00 </text:p>
          </table:table-cell>
          <table:table-cell table:formula="of:=[.J16]/[.E16]" office:value-type="percentage" office:value="0.05">
            <text:p>5.0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738">
            <text:p>14-Jul-11</text:p>
          </table:table-cell>
          <table:table-cell office:value-type="string">
            <text:p>0536/07/11</text:p>
          </table:table-cell>
          <table:table-cell office:value-type="string">
            <text:p>YYY</text:p>
          </table:table-cell>
          <table:table-cell office:value-type="float" office:value="30000">
            <text:p><text:s/>$30,000.00 </text:p>
          </table:table-cell>
          <table:table-cell office:value-type="float" office:value="15000">
            <text:p><text:s/>$15,000.00 </text:p>
          </table:table-cell>
          <table:table-cell table:formula="of:=[.F17]/[.E17]" office:value-type="percentage" office:value="0.5">
            <text:p>50.0%</text:p>
          </table:table-cell>
          <table:table-cell office:value-type="float" office:value="10000">
            <text:p><text:s/>$10,000.00 </text:p>
          </table:table-cell>
          <table:table-cell table:formula="of:=[.H17]/[.E17]" office:value-type="percentage" office:value="0.333333333333333">
            <text:p>33.3%</text:p>
          </table:table-cell>
          <table:table-cell table:formula="of:=[.E17]-[.F17]-[.H17]" office:value-type="float" office:value="5000">
            <text:p><text:s/>$5,000.00 </text:p>
          </table:table-cell>
          <table:table-cell table:formula="of:=[.J17]/[.E17]" office:value-type="percentage" office:value="0.166666666666667">
            <text:p>16.7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747">
            <text:p>23-Jul-11</text:p>
          </table:table-cell>
          <table:table-cell office:value-type="string">
            <text:p>0603/07/11</text:p>
          </table:table-cell>
          <table:table-cell office:value-type="string">
            <text:p>ZZZ</text:p>
          </table:table-cell>
          <table:table-cell office:value-type="float" office:value="40000">
            <text:p><text:s/>$40,000.00 </text:p>
          </table:table-cell>
          <table:table-cell office:value-type="float" office:value="15000">
            <text:p><text:s/>$15,000.00 </text:p>
          </table:table-cell>
          <table:table-cell table:formula="of:=[.F18]/[.E18]" office:value-type="percentage" office:value="0.375">
            <text:p>37.5%</text:p>
          </table:table-cell>
          <table:table-cell office:value-type="float" office:value="15000">
            <text:p><text:s/>$15,000.00 </text:p>
          </table:table-cell>
          <table:table-cell table:formula="of:=[.H18]/[.E18]" office:value-type="percentage" office:value="0.375">
            <text:p>37.5%</text:p>
          </table:table-cell>
          <table:table-cell table:formula="of:=[.E18]-[.F18]-[.H18]" office:value-type="float" office:value="10000">
            <text:p><text:s/>$10,000.00 </text:p>
          </table:table-cell>
          <table:table-cell table:formula="of:=[.J18]/[.E18]" office:value-type="percentage" office:value="0.25">
            <text:p>25.0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748">
            <text:p>24-Jul-11</text:p>
          </table:table-cell>
          <table:table-cell office:value-type="string">
            <text:p>0607/07/11</text:p>
          </table:table-cell>
          <table:table-cell office:value-type="string">
            <text:p>ZZZ</text:p>
          </table:table-cell>
          <table:table-cell office:value-type="float" office:value="60000">
            <text:p><text:s/>$60,000.00 </text:p>
          </table:table-cell>
          <table:table-cell office:value-type="float" office:value="20000">
            <text:p><text:s/>$20,000.00 </text:p>
          </table:table-cell>
          <table:table-cell table:formula="of:=[.F19]/[.E19]" office:value-type="percentage" office:value="0.333333333333333">
            <text:p>33.3%</text:p>
          </table:table-cell>
          <table:table-cell office:value-type="float" office:value="20000">
            <text:p><text:s/>$20,000.00 </text:p>
          </table:table-cell>
          <table:table-cell table:formula="of:=[.H19]/[.E19]" office:value-type="percentage" office:value="0.333333333333333">
            <text:p>33.3%</text:p>
          </table:table-cell>
          <table:table-cell table:formula="of:=[.E19]-[.F19]-[.H19]" office:value-type="float" office:value="20000">
            <text:p><text:s/>$20,000.00 </text:p>
          </table:table-cell>
          <table:table-cell table:formula="of:=[.J19]/[.E19]" office:value-type="percentage" office:value="0.333333333333333">
            <text:p>33.3%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751">
            <text:p>27-Jul-11</text:p>
          </table:table-cell>
          <table:table-cell office:value-type="string">
            <text:p>0615/07/11</text:p>
          </table:table-cell>
          <table:table-cell office:value-type="string">
            <text:p>ZZZ</text:p>
          </table:table-cell>
          <table:table-cell office:value-type="float" office:value="25000">
            <text:p><text:s/>$25,000.00 </text:p>
          </table:table-cell>
          <table:table-cell office:value-type="float" office:value="20000">
            <text:p><text:s/>$20,000.00 </text:p>
          </table:table-cell>
          <table:table-cell table:formula="of:=[.F20]/[.E20]" office:value-type="percentage" office:value="0.8">
            <text:p>80.0%</text:p>
          </table:table-cell>
          <table:table-cell office:value-type="float" office:value="5000">
            <text:p><text:s/>$5,000.00 </text:p>
          </table:table-cell>
          <table:table-cell table:formula="of:=[.H20]/[.E20]" office:value-type="percentage" office:value="0.2">
            <text:p>20.0%</text:p>
          </table:table-cell>
          <table:table-cell table:formula="of:=[.E20]-[.F20]-[.H20]" office:value-type="float" office:value="0">
            <text:p><text:s/>$- <text:s text:c="2"/></text:p>
          </table:table-cell>
          <table:table-cell table:formula="of:=[.J20]/[.E20]" office:value-type="percentage" office:value="0">
            <text:p>0.0%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743">
            <text:p>19-Jul-11</text:p>
          </table:table-cell>
          <table:table-cell office:value-type="string">
            <text:p>0579/07/11</text:p>
          </table:table-cell>
          <table:table-cell office:value-type="string">
            <text:p>AAA</text:p>
          </table:table-cell>
          <table:table-cell office:value-type="float" office:value="40000">
            <text:p><text:s/>$40,000.00 </text:p>
          </table:table-cell>
          <table:table-cell office:value-type="float" office:value="13000">
            <text:p><text:s/>$13,000.00 </text:p>
          </table:table-cell>
          <table:table-cell table:formula="of:=[.F21]/[.E21]" office:value-type="percentage" office:value="0.325">
            <text:p>32.5%</text:p>
          </table:table-cell>
          <table:table-cell office:value-type="float" office:value="30000">
            <text:p><text:s/>$30,000.00 </text:p>
          </table:table-cell>
          <table:table-cell table:formula="of:=[.H21]/[.E21]" office:value-type="percentage" office:value="0.75">
            <text:p>75.0%</text:p>
          </table:table-cell>
          <table:table-cell table:formula="of:=[.E21]-[.F21]-[.H21]" office:value-type="float" office:value="-3000">
            <text:p><text:s/>$(3,000.00)</text:p>
          </table:table-cell>
          <table:table-cell table:formula="of:=[.J21]/[.E21]" office:value-type="percentage" office:value="-0.075">
            <text:p>-7.5%</text:p>
          </table:table-cell>
        </table:table-row>
        <table:table-row table:style-name="ro2">
          <table:table-cell table:style-name="ce7" office:value-type="string">
            <text:p>Total</text:p>
          </table:table-cell>
          <table:table-cell table:style-name="ce7" table:number-columns-repeated="3"/>
          <table:table-cell table:style-name="ce12" table:formula="of:=SUM([.E8:.E21])" office:value-type="float" office:value="743000">
            <text:p><text:s/>$743,000.00 </text:p>
          </table:table-cell>
          <table:table-cell table:style-name="ce12" table:formula="of:=SUM([.F8:.F21])" office:value-type="float" office:value="343000">
            <text:p><text:s/>$343,000.00 </text:p>
          </table:table-cell>
          <table:table-cell table:style-name="ce15" table:formula="of:=[.F22]/[.E22]" office:value-type="percentage" office:value="0.46164199192463">
            <text:p>46.2%</text:p>
          </table:table-cell>
          <table:table-cell table:style-name="ce16" table:formula="of:=SUM([.H8:.H21])" office:value-type="float" office:value="290000">
            <text:p><text:s/>$290,000.00 </text:p>
          </table:table-cell>
          <table:table-cell table:style-name="ce15" table:formula="of:=[.H22]/[.E22]" office:value-type="percentage" office:value="0.390309555854643">
            <text:p>39.0%</text:p>
          </table:table-cell>
          <table:table-cell table:style-name="ce12" table:formula="of:=[.E22]-[.F22]-[.H22]" office:value-type="float" office:value="110000">
            <text:p><text:s/>$110,000.00 </text:p>
          </table:table-cell>
          <table:table-cell table:style-name="ce15" table:formula="of:=[.J22]/[.E22]" office:value-type="percentage" office:value="0.148048452220727">
            <text:p>14.8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0">
      <number:month number:style="long"/>
      <number:text>/</number:text>
      <number:year number:style="long"/>
    </number:date-style>
    <number:date-style style:name="N131">
      <number:month number:textual="true"/>
      <number:text>-</number:text>
      <number:year number:style="long"/>
    </number:date-style>
    <number:date-style style:name="N132P0" style:volatile="true">
      <number:day number:style="long"/>
      <number:text>-</number:text>
      <number:month number:textual="true"/>
      <number:text>-</number:text>
      <number:year/>
    </number:date-style>
    <number:text-style style:name="N132">
      <number:text-content/>
      <style:map style:condition="value()&gt;=0" style:apply-style-name="N132P0"/>
    </number:text-style>
    <number:date-style style:name="N133P0" style:volatile="true">
      <number:day/>
      <number:text>-</number:text>
      <number:month number:textual="true"/>
      <number:text>-</number:text>
      <number:year/>
    </number:date-style>
    <number:text-style style:name="N133">
      <number:text-content/>
      <style:map style:condition="value()&gt;=0" style:apply-style-name="N133P0"/>
    </number:text-style>
    <number:number-style style:name="N134">
      <number:text>$</number:text>
      <number:number number:decimal-places="2" number:min-integer-digits="1" number:grouping="true"/>
    </number:number-style>
    <number:number-style style:name="N135">
      <number:number number:decimal-places="1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04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 Nguyen</meta:initial-creator>
    <meta:creation-date>2015-11-24T04:55:48.81</meta:creation-date>
    <dc:date>2015-11-24T04:56:01.16</dc:date>
    <dc:creator>Tri Nguyen</dc:creator>
    <meta:editing-duration>PT12S</meta:editing-duration>
    <meta:editing-cycles>1</meta:editing-cycles>
    <meta:document-statistic meta:table-count="3" meta:cell-count="181" meta:object-count="0"/>
    <meta:generator>OpenOffice/4.1.1$Win32 OpenOffice.org_project/411m6$Build-9775</meta:generator>
  </office:meta>
</office:document-meta>
</file>